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FE000000FE34DC68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5.402in" svg:height="5.402in" draw:z-index="0"><draw:image xlink:href="Pictures/10000001000000FE000000FE34DC68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08:22:16.842386130</meta:creation-date>
    <dc:date>2025-02-11T08:22:48.683243487</dc:date>
    <meta:editing-duration>PT3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8.3.2$Linux_X86_64 LibreOffice_project/480$Build-2</meta:generator>
  </office:meta>
</office:document-meta>
</file>